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30000021D893FDC9991284FB2.png" manifest:media-type="image/png"/>
  <manifest:file-entry manifest:full-path="Pictures/10000000000003430000021DDD41EE3A1B6CD592.png" manifest:media-type="image/png"/>
  <manifest:file-entry manifest:full-path="Pictures/10000000000003F2000001C492F983D3D01DF705.png" manifest:media-type="image/png"/>
  <manifest:file-entry manifest:full-path="Pictures/1000000000000042000000527AD095E53ED736BB.png" manifest:media-type="image/png"/>
  <manifest:file-entry manifest:full-path="Pictures/10000000000003D80000033E0E7FC13088578C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72cm, 0cm, 0cm)" draw:image-opacity="100%" style:mirror="non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33cm" fo:min-width="0cm" fo:padding-top="0.139cm" fo:padding-bottom="0.139cm" fo:padding-left="0.264cm" fo:padding-right="0.264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851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391cm, 6.5cm, 4.411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2.092cm" svg:height="14.313cm" svg:x="1.908cm" svg:y="7.75cm">
          <draw:image xlink:href="Pictures/10000000000003430000021DDD41EE3A1B6CD592.png" xlink:type="simple" xlink:show="embed" xlink:actuate="onLoad" draw:mime-type="image/png">
            <text:p/>
          </draw:image>
        </draw:frame>
        <draw:frame draw:style-name="gr2" draw:text-style-name="P1" draw:layer="layout" svg:width="16.749cm" svg:height="11.958cm" svg:x="14cm" svg:y="10.142cm">
          <draw:image xlink:href="Pictures/10000000000003F2000001C492F983D3D01DF705.png" xlink:type="simple" xlink:show="embed" xlink:actuate="onLoad" draw:mime-type="image/png">
            <text:p/>
          </draw:image>
        </draw:frame>
        <draw:frame draw:style-name="gr1" draw:text-style-name="P1" draw:layer="layout" svg:width="1.745cm" svg:height="2.168cm" svg:x="12.964cm" svg:y="14.628cm">
          <draw:image xlink:href="Pictures/1000000000000042000000527AD095E53ED736BB.png" xlink:type="simple" xlink:show="embed" xlink:actuate="onLoad" draw:mime-type="image/png">
            <text:p/>
          </draw:image>
        </draw:frame>
        <draw:custom-shape draw:style-name="gr3" draw:text-style-name="P2" draw:layer="layout" svg:width="1.5cm" svg:height="2cm" draw:transform="rotate (0.474904089467657) translate (13.714cm 16.599cm)">
          <text:p/>
          <draw:enhanced-geometry svg:viewBox="0 0 21600 21600" draw:text-areas="?f0 ?f7 ?f2 21600" draw:type="up-arrow" draw:modifiers="17174.2128935532 8130.579613590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Padrão">
        <draw:frame draw:style-name="gr4" draw:text-style-name="P1" draw:layer="layout" svg:width="22.092cm" svg:height="6.461cm" svg:x="10.05cm" svg:y="9.788cm">
          <draw:image xlink:href="Pictures/10000000000003430000021D893FDC9991284FB2.png" xlink:type="simple" xlink:show="embed" xlink:actuate="onLoad" draw:mime-type="image/png">
            <text:p/>
          </draw:image>
        </draw:frame>
        <draw:custom-shape draw:style-name="gr3" draw:text-style-name="P2" draw:layer="layout" svg:width="1.5cm" svg:height="2cm" draw:transform="rotate (0.474904089467657) translate (25.956cm 14.486cm)">
          <text:p/>
          <draw:enhanced-geometry svg:viewBox="0 0 21600 21600" draw:text-areas="?f0 ?f7 ?f2 21600" draw:type="up-arrow" draw:modifiers="17174.2128935532 8130.579613590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Padrão">
        <draw:frame draw:style-name="gr5" draw:text-style-name="P3" draw:layer="layout" svg:width="19.533cm" svg:height="13.156cm" svg:x="11.467cm" svg:y="3.683cm">
          <draw:image xlink:href="Pictures/10000000000003D80000033E0E7FC13088578C69.png" xlink:type="simple" xlink:show="embed" xlink:actuate="onLoad" draw:mime-type="image/png">
            <text:p/>
          </draw:image>
        </draw:frame>
        <draw:custom-shape draw:style-name="gr3" draw:text-style-name="P2" draw:layer="layout" svg:width="1.5cm" svg:height="2cm" draw:transform="rotate (0.474904089467657) translate (12.001cm 13.686cm)">
          <text:p/>
          <draw:enhanced-geometry svg:viewBox="0 0 21600 21600" draw:text-areas="?f0 ?f7 ?f2 21600" draw:type="up-arrow" draw:modifiers="17174.2128935532 8130.579613590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09:02:37.932000000</meta:creation-date>
    <dc:date>2023-09-11T10:16:03.868000000</dc:date>
    <meta:editing-duration>PT2H46M7S</meta:editing-duration>
    <meta:editing-cycles>5</meta:editing-cycles>
    <meta:generator>LibreOffice/7.5.5.2$Windows_X86_64 LibreOffice_project/ca8fe7424262805f223b9a2334bc7181abbcbf5e</meta:generator>
    <meta:document-statistic meta:object-count="8"/>
  </office:meta>
</office:document-meta>
</file>